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f38b8" officeooo:paragraph-rsid="001f38b8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e0c94" officeooo:paragraph-rsid="001e0c94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f38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>Nama : Ari Ali Nugroho</text:p>
      <text:p text:style-name="Text_20_body">Kelas : 11 IPA 3</text:p>
      <text:p text:style-name="Text_20_body">Waktu : 1<text:span text:style-name="T1">7 </text:span>Mei 2020 (video durasi: 30 Menit)</text:p>
      <text:p text:style-name="Text_20_body">Sumber : Internet (youtube.com)</text:p>
      <text:p text:style-name="Text_20_body">Penceramah : Ustadz Adi Hidayat</text:p>
      <text:p text:style-name="P6">Materi: <text:span text:style-name="T1">Rahasia Zakat Fitri</text:span></text:p>
      <text:h text:style-name="P1" text:outline-level="2">Rangkuman:</text:h>
      <text:list xml:id="list4111918210" text:style-name="L1">
        <text:list-item>
          <text:p text:style-name="P2">Zakat Fitri/Fitrah merupakan cara untuk memperbaiki amal ibadah yang dirusak secara tidak sadar.</text:p>
        </text:list-item>
        <text:list-item>
          <text:p text:style-name="P3">Etimologi:</text:p>
        </text:list-item>
      </text:list>
      <text:list xml:id="list818064669" text:style-name="L2">
        <text:list-item>
          <text:p text:style-name="P4">Ash-Shidqu Wa An-Nama </text:p>
          <text:list>
            <text:list-item>
              <text:p text:style-name="P4">Ash-Shidqu: Membenarkan/Membuktikan iman di dalam dirinya. </text:p>
            </text:list-item>
            <text:list-item>
              <text:p text:style-name="P4">An-Nama: tumbuh, bertambah, dilipatgandakan (pahala dan rezekinya).</text:p>
            </text:list-item>
          </text:list>
        </text:list-item>
        <text:list-item>
          <text:p text:style-name="P4">At-tathhir: Mensucikan</text:p>
        </text:list-item>
        <text:list-item>
          <text:p text:style-name="P4">Al-Fitri</text:p>
          <text:list>
            <text:list-item>
              <text:p text:style-name="P4">Futhur: Makan, Awal makan.</text:p>
            </text:list-item>
          </text:list>
        </text:list-item>
        <text:list-item>
          <text:p text:style-name="P4">Al-Fitrah</text:p>
          <text:list>
            <text:list-item>
              <text:p text:style-name="P4">Fitrah: Nilai-nilai kebaikan yang terdapat dalam jiwa.</text:p>
            </text:list-item>
          </text:list>
        </text:list-item>
        <text:list-item>
          <text:p text:style-name="P4">Zakat Al-Fitri: Menekankan bentuk yang dikeluarkan berupa makanan.</text:p>
        </text:list-item>
        <text:list-item>
          <text:p text:style-name="P4">Zakat Al-Fitrah: Menekankan dengan fungsi zakat sebagai pembersih diri dan kembali kepada fitrah.</text:p>
        </text:list-item>
      </text:list>
      <text:list xml:id="list95444075656676" text:continue-list="list4111918210" text:style-name="L1">
        <text:list-item>
          <text:p text:style-name="P2">Zakat fitri/fitrah: Berupa makanan dan sebagai pembersih bagi yang berpuasa dan menjadikan bahan pokok (makanan) bagi orang tidak mampu.</text:p>
        </text:list-item>
        <text:list-item>
          <text:p text:style-name="P2">Bentuk Zakat:</text:p>
        </text:list-item>
      </text:list>
      <text:list xml:id="list1359807040" text:style-name="L3">
        <text:list-item>
          <text:p text:style-name="P5">Madzhab maliki, syafii, hambali: Dalam bentuk makanan (Pengelola zakat dapat menerima dalam bentuk uang, namun dibelikan dalam bentuk makanan dan dibagikan kepada orang yang membutuhkan).</text:p>
        </text:list-item>
        <text:list-item>
          <text:p text:style-name="P5">Madzhab hanafi: Dalam bentuk uang (murni uang diberikan kepada orang yang menerimanya)</text:p>
        </text:list-item>
      </text:list>
      <text:list xml:id="list95442452164174" text:continue-list="list95444075656676" text:style-name="L1">
        <text:list-item>
          <text:p text:style-name="P2">Bentuk zakat berupa makanan pokok (bila menggunakan uang, maka konversi nilai beras kepada uang).</text:p>
        </text:list-item>
        <text:list-item>
          <text:p text:style-name="P2">Target zakat fitri/fitrah kepada Al-Fuqara Wa Al-Masakin (Orang yang sulit secara finansial dan miskin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09:51:20.194874590</meta:creation-date>
    <dc:date>2020-05-17T09:54:42.366494662</dc:date>
    <meta:editing-duration>PT3M2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26" meta:word-count="204" meta:character-count="1371" meta:non-whitespace-character-count="1209"/>
  </office:meta>
</office:document-meta>
</file>